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vertical-align="middle"/>
    </style:style>
    <style:style style:name="gr2" style:family="graphic" style:parent-style-name="standard">
      <style:graphic-properties draw:fill="solid" draw:fill-color="#ffff99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cc99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2.381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b3b3b3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99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cccccc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5.58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family="Arial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P4" style:family="paragraph">
      <style:paragraph-properties fo:text-align="center"/>
      <style:text-properties fo:font-family="Arial" style:font-family-generic="swiss" style:font-pitch="variable" fo:font-size="8pt" fo:font-style="normal" style:font-size-asian="8pt" style:font-style-asian="normal" style:font-size-complex="8pt" style:font-style-complex="normal"/>
    </style:style>
    <style:style style:name="P5" style:family="paragraph">
      <style:paragraph-properties fo:text-align="center"/>
      <style:text-properties fo:font-family="Arial" style:font-family-generic="swiss" style:font-pitch="variable" fo:font-size="6pt" fo:font-style="normal" style:font-size-asian="6pt" style:font-style-asian="normal" style:font-size-complex="6pt" style:font-style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Arial" style:font-family-generic="swiss" style:font-pitch="variable" fo:font-size="6pt" fo:font-style="normal" style:font-size-asian="6pt" style:font-style-asian="normal" style:font-size-complex="6pt" style:font-style-complex="normal"/>
    </style:style>
    <style:style style:name="P8" style:family="paragraph">
      <style:paragraph-properties fo:text-align="center"/>
      <style:text-properties fo:font-family="Arial" style:font-family-generic="swiss" style:font-pitch="variable"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Arial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family="Arial" style:font-family-generic="swiss" style:font-pitch="variable" fo:font-size="8pt" fo:font-style="normal" style:font-size-asian="8pt" style:font-style-asian="normal" style:font-size-complex="8pt" style:font-style-complex="normal"/>
    </style:style>
    <style:style style:name="T4" style:family="text">
      <style:text-properties fo:font-family="Arial" style:font-family-generic="swiss" style:font-pitch="variable" fo:font-size="6pt" fo:font-style="normal" style:font-size-asian="6pt" style:font-style-asian="normal" style:font-size-complex="6pt" style:font-style-complex="normal"/>
    </style:style>
    <style:style style:name="T5" style:family="text">
      <style:text-properties fo:font-family="Arial" style:font-family-generic="swiss" style:font-pitch="variable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113cm" svg:height="8.763cm" svg:x="4.81cm" svg:y="3.54cm">
          <text:p/>
        </draw:rect>
        <draw:rect draw:style-name="gr2" draw:text-style-name="P1" draw:layer="layout" svg:width="13.97cm" svg:height="3.302cm" svg:x="4.937cm" svg:y="7.731cm">
          <text:p/>
        </draw:rect>
        <draw:frame draw:style-name="gr3" draw:text-style-name="P2" draw:layer="layout" svg:width="4.826cm" svg:height="0.889cm" svg:x="21.32cm" svg:y="12.653cm">
          <draw:text-box>
            <text:p><text:span text:style-name="T1">4mm=1byte</text:span></text:p>
          </draw:text-box>
        </draw:frame>
        <draw:rect draw:style-name="gr4" draw:text-style-name="P3" draw:layer="layout" svg:width="6.4cm" svg:height="0.8cm" svg:x="5.16cm" svg:y="2.535cm">
          <text:p text:style-name="P1"><text:span text:style-name="T2">EnvelopeKey (16)</text:span></text:p>
        </draw:rect>
        <draw:rect draw:style-name="gr4" draw:text-style-name="P4" draw:layer="layout" svg:width="3.2cm" svg:height="0.8cm" svg:x="12.264cm" svg:y="2.535cm">
          <text:p text:style-name="P1"><text:span text:style-name="T3">EnvelopeNonce (8)</text:span></text:p>
        </draw:rect>
        <draw:rect draw:style-name="gr5" draw:text-style-name="P5" draw:layer="layout" svg:width="1.6cm" svg:height="0.8cm" svg:x="16.064cm" svg:y="2.535cm">
          <text:p text:style-name="P1"><text:span text:style-name="T4">Envelope</text:span></text:p>
          <text:p text:style-name="P1"><text:span text:style-name="T4">Length (4)</text:span></text:p>
        </draw:rect>
        <draw:frame draw:style-name="gr6" draw:text-style-name="P7" draw:layer="layout" svg:width="4.445cm" svg:height="2.631cm" svg:x="21.32cm" svg:y="13.609cm">
          <draw:text-box>
            <text:p text:style-name="P6"><text:span text:style-name="T4">[1] Envelope <text:s/>RandomPadding Length</text:span></text:p>
            <text:p text:style-name="P6"><text:span text:style-name="T4"/></text:p>
            <text:p text:style-name="P6"><text:span text:style-name="T4">[2] Payload <text:s/>RandomPadding Length</text:span></text:p>
            <text:p text:style-name="P6"><text:span text:style-name="T4"/></text:p>
            <text:p text:style-name="P6"><text:span text:style-name="T4">* random padding, high is 1-15 bytes (plus 1 byte for the <text:s/>length, high/low lenghts encode in the high/low nibbles of the byte) and the the remaining part of the 16 bytes are in the low padding.</text:span></text:p>
            <text:p text:style-name="P6"><text:span text:style-name="T4"/></text:p>
          </draw:text-box>
        </draw:frame>
        <draw:rect draw:style-name="gr4" draw:text-style-name="P5" draw:layer="layout" svg:width="0.4cm" svg:height="0.8cm" svg:x="5.487cm" svg:y="3.752cm">
          <text:p text:style-name="P1"><text:span text:style-name="T4">[1]</text:span></text:p>
        </draw:rect>
        <draw:rect draw:style-name="gr7" draw:text-style-name="P4" draw:layer="layout" svg:width="6cm" svg:height="0.8cm" svg:x="6.727cm" svg:y="3.752cm">
          <text:p text:style-name="P1"><text:span text:style-name="T3">EnvelopeRandomPadding (high, 16)</text:span></text:p>
        </draw:rect>
        <draw:rect draw:style-name="gr8" draw:text-style-name="P3" draw:layer="layout" svg:width="6.4cm" svg:height="0.8cm" svg:x="5.46cm" svg:y="4.77cm">
          <text:p text:style-name="P1"><text:span text:style-name="T2">to0 (16)</text:span></text:p>
        </draw:rect>
        <draw:rect draw:style-name="gr8" draw:text-style-name="P3" draw:layer="layout" svg:width="6.4cm" svg:height="0.8cm" svg:x="12.414cm" svg:y="4.77cm">
          <text:p text:style-name="P1"><text:span text:style-name="T2">to1 (16)</text:span></text:p>
        </draw:rect>
        <draw:rect draw:style-name="gr8" draw:text-style-name="P3" draw:layer="layout" svg:width="6.4cm" svg:height="0.8cm" svg:x="5.46cm" svg:y="6.804cm">
          <text:p text:style-name="P1"><text:span text:style-name="T2">payloadKey (16)</text:span></text:p>
        </draw:rect>
        <draw:rect draw:style-name="gr8" draw:text-style-name="P8" draw:layer="layout" svg:width="3.2cm" svg:height="0.8cm" svg:x="12.464cm" svg:y="6.804cm">
          <text:p text:style-name="P1"><text:span text:style-name="T5">payLoadNonce (8)</text:span></text:p>
        </draw:rect>
        <draw:rect draw:style-name="gr9" draw:text-style-name="P5" draw:layer="layout" svg:width="1.6cm" svg:height="0.8cm" svg:x="16.264cm" svg:y="6.804cm">
          <text:p text:style-name="P1"><text:span text:style-name="T4">payload</text:span></text:p>
          <text:p text:style-name="P1"><text:span text:style-name="T4">Length (4)</text:span></text:p>
        </draw:rect>
        <draw:rect draw:style-name="gr7" draw:text-style-name="P8" draw:layer="layout" svg:width="6cm" svg:height="0.8cm" svg:x="5.46cm" svg:y="11.249cm">
          <text:p text:style-name="P1"><text:span text:style-name="T5">EnvelopeRandomPadding (low, 0*)</text:span></text:p>
        </draw:rect>
        <draw:rect draw:style-name="gr7" draw:text-style-name="P8" draw:layer="layout" svg:width="6cm" svg:height="0.8cm" svg:x="5.76cm" svg:y="9.956cm">
          <text:p text:style-name="P1"><text:span text:style-name="T5">payloadRandomPadding (low, 0*)</text:span></text:p>
        </draw:rect>
        <draw:rect draw:style-name="gr8" draw:text-style-name="P5" draw:layer="layout" svg:width="0.4cm" svg:height="0.8cm" svg:x="5.56cm" svg:y="7.921cm">
          <text:p text:style-name="P1"><text:span text:style-name="T4">[2]</text:span></text:p>
        </draw:rect>
        <draw:rect draw:style-name="gr7" draw:text-style-name="P8" draw:layer="layout" svg:width="6cm" svg:height="0.8cm" svg:x="6.435cm" svg:y="7.921cm">
          <text:p text:style-name="P1"><text:span text:style-name="T5">payloadRandomPadding (high, 16)</text:span></text:p>
        </draw:rect>
        <draw:rect draw:style-name="gr8" draw:text-style-name="P3" draw:layer="layout" svg:width="12.8cm" svg:height="0.8cm" svg:x="5.66cm" svg:y="8.939cm">
          <text:p text:style-name="P1"><text:span text:style-name="T2">payload (*)</text:span></text:p>
        </draw:rect>
        <draw:rect draw:style-name="gr10" draw:text-style-name="P5" draw:layer="layout" svg:width="6.4cm" svg:height="0.8cm" svg:x="11.964cm" svg:y="9.956cm">
          <text:p text:style-name="P1"><text:span text:style-name="T4">crypto_aead_chacha20poly1305_ABYTES (16)</text:span></text:p>
        </draw:rect>
        <draw:rect draw:style-name="gr10" draw:text-style-name="P5" draw:layer="layout" svg:width="6.4cm" svg:height="0.8cm" svg:x="11.964cm" svg:y="11.249cm">
          <text:p text:style-name="P1"><text:span text:style-name="T4">crypto_aead_chacha20poly1305_ABYTES (16)</text:span></text:p>
        </draw:rect>
        <draw:rect draw:style-name="gr8" draw:text-style-name="P5" draw:layer="layout" svg:width="1.6cm" svg:height="0.8cm" svg:x="13.273cm" svg:y="3.756cm">
          <text:p text:style-name="P1"><text:span text:style-name="T4">Msgid (4)</text:span></text:p>
        </draw:rect>
        <draw:rect draw:style-name="gr8" draw:text-style-name="P5" draw:layer="layout" svg:width="1.6cm" svg:height="0.8cm" svg:x="15.351cm" svg:y="3.756cm">
          <text:p text:style-name="P1"><text:span text:style-name="T4">Flags (4)</text:span></text:p>
        </draw:rect>
        <draw:frame draw:style-name="gr11" draw:layer="layout" svg:width="6.082cm" svg:height="9.494cm" svg:x="21.193cm" svg:y="3.413cm">
          <draw:text-box>
            <text:p>28</text:p>
            <text:p>24</text:p>
            <text:p>32</text:p>
            <text:p>32</text:p>
            <text:p>28</text:p>
            <text:p>16</text:p>
            <text:p>*</text:p>
            <text:p>16</text:p>
            <text:p>16</text:p>
            <text:p>+23 (tags)</text:p>
            <text:p>---</text:p>
            <text:p>215 bytes overhead</text:p>
            <text:p/>
          </draw:text-box>
        </draw:frame>
        <draw:rect draw:style-name="gr8" draw:text-style-name="P5" draw:layer="layout" svg:width="0.4cm" svg:height="0.8cm" svg:x="5.16cm" svg:y="7.921cm">
          <text:p text:style-name="P1"><text:span text:style-name="T4">T</text:span></text:p>
        </draw:rect>
        <draw:rect draw:style-name="gr8" draw:text-style-name="P5" draw:layer="layout" svg:width="0.4cm" svg:height="0.8cm" svg:x="5.16cm" svg:y="8.921cm">
          <text:p text:style-name="P1"><text:span text:style-name="T4">T</text:span></text:p>
        </draw:rect>
        <draw:rect draw:style-name="gr8" draw:text-style-name="P5" draw:layer="layout" svg:width="0.4cm" svg:height="0.8cm" svg:x="5.16cm" svg:y="9.921cm">
          <text:p text:style-name="P1"><text:span text:style-name="T4">T</text:span></text:p>
        </draw:rect>
        <draw:rect draw:style-name="gr8" draw:text-style-name="P5" draw:layer="layout" svg:width="0.4cm" svg:height="0.8cm" svg:x="6.06cm" svg:y="7.921cm">
          <text:p text:style-name="P1"><text:span text:style-name="T4">T</text:span></text:p>
        </draw:rect>
        <draw:rect draw:style-name="gr8" draw:text-style-name="P5" draw:layer="layout" svg:width="0.4cm" svg:height="0.8cm" svg:x="4.718cm" svg:y="2.556cm">
          <text:p text:style-name="P1"><text:span text:style-name="T4">T</text:span></text:p>
        </draw:rect>
        <draw:rect draw:style-name="gr8" draw:text-style-name="P5" draw:layer="layout" svg:width="0.4cm" svg:height="0.8cm" svg:x="6.318cm" svg:y="3.756cm">
          <text:p text:style-name="P1"><text:span text:style-name="T4">T</text:span></text:p>
        </draw:rect>
        <draw:rect draw:style-name="gr8" draw:text-style-name="P5" draw:layer="layout" svg:width="0.4cm" svg:height="0.8cm" svg:x="12.918cm" svg:y="3.756cm">
          <text:p text:style-name="P1"><text:span text:style-name="T4">T</text:span></text:p>
        </draw:rect>
        <draw:rect draw:style-name="gr8" draw:text-style-name="P5" draw:layer="layout" svg:width="0.4cm" svg:height="0.8cm" svg:x="15.018cm" svg:y="3.756cm">
          <text:p text:style-name="P1"><text:span text:style-name="T4">T</text:span></text:p>
        </draw:rect>
        <draw:rect draw:style-name="gr8" draw:text-style-name="P5" draw:layer="layout" svg:width="0.4cm" svg:height="0.8cm" svg:x="5.064cm" svg:y="4.772cm">
          <text:p text:style-name="P1"><text:span text:style-name="T4">T</text:span></text:p>
        </draw:rect>
        <draw:rect draw:style-name="gr8" draw:text-style-name="P3" draw:layer="layout" svg:width="6.4cm" svg:height="0.8cm" svg:x="5.46cm" svg:y="5.787cm">
          <text:p text:style-name="P1"><text:span text:style-name="T2">from0 (16)</text:span></text:p>
        </draw:rect>
        <draw:rect draw:style-name="gr8" draw:text-style-name="P3" draw:layer="layout" svg:width="6.4cm" svg:height="0.8cm" svg:x="12.414cm" svg:y="5.787cm">
          <text:p text:style-name="P1"><text:span text:style-name="T2">from1 (16)</text:span></text:p>
        </draw:rect>
        <draw:rect draw:style-name="gr8" draw:text-style-name="P5" draw:layer="layout" svg:width="0.4cm" svg:height="0.8cm" svg:x="5.045cm" svg:y="5.788cm">
          <text:p text:style-name="P1"><text:span text:style-name="T4">T</text:span></text:p>
        </draw:rect>
        <draw:rect draw:style-name="gr8" draw:text-style-name="P5" draw:layer="layout" svg:width="0.4cm" svg:height="0.8cm" svg:x="12.03cm" svg:y="5.788cm">
          <text:p text:style-name="P1"><text:span text:style-name="T4">T</text:span></text:p>
        </draw:rect>
        <draw:rect draw:style-name="gr8" draw:text-style-name="P5" draw:layer="layout" svg:width="0.4cm" svg:height="0.8cm" svg:x="12.03cm" svg:y="4.788cm">
          <text:p text:style-name="P1"><text:span text:style-name="T4">T</text:span></text:p>
        </draw:rect>
        <draw:rect draw:style-name="gr8" draw:text-style-name="P5" draw:layer="layout" svg:width="0.4cm" svg:height="0.8cm" svg:x="12.049cm" svg:y="6.804cm">
          <text:p text:style-name="P1"><text:span text:style-name="T4">T</text:span></text:p>
        </draw:rect>
        <draw:rect draw:style-name="gr8" draw:text-style-name="P5" draw:layer="layout" svg:width="0.4cm" svg:height="0.8cm" svg:x="15.832cm" svg:y="6.804cm">
          <text:p text:style-name="P1"><text:span text:style-name="T4">T</text:span></text:p>
        </draw:rect>
        <draw:rect draw:style-name="gr8" draw:text-style-name="P5" draw:layer="layout" svg:width="0.4cm" svg:height="0.8cm" svg:x="5.064cm" svg:y="6.804cm">
          <text:p text:style-name="P1"><text:span text:style-name="T4">T</text:span></text:p>
        </draw:rect>
        <draw:rect draw:style-name="gr8" draw:text-style-name="P5" draw:layer="layout" svg:width="0.4cm" svg:height="0.8cm" svg:x="5.045cm" svg:y="11.249cm">
          <text:p text:style-name="P1"><text:span text:style-name="T4">T</text:span></text:p>
        </draw:rect>
        <draw:rect draw:style-name="gr8" draw:text-style-name="P5" draw:layer="layout" svg:width="0.4cm" svg:height="0.8cm" svg:x="11.818cm" svg:y="2.556cm">
          <text:p text:style-name="P1"><text:span text:style-name="T4">T</text:span></text:p>
        </draw:rect>
        <draw:rect draw:style-name="gr8" draw:text-style-name="P5" draw:layer="layout" svg:width="0.4cm" svg:height="0.8cm" svg:x="15.618cm" svg:y="2.556cm">
          <text:p text:style-name="P1"><text:span text:style-name="T4">T</text:span></text:p>
        </draw:rect>
        <draw:rect draw:style-name="gr8" draw:text-style-name="P5" draw:layer="layout" svg:width="0.4cm" svg:height="0.8cm" svg:x="5.018cm" svg:y="3.756cm">
          <text:p text:style-name="P1"><text:span text:style-name="T4">T</text:span></text:p>
        </draw:rect>
        <draw:rect draw:style-name="gr8" draw:text-style-name="P5" draw:layer="layout" svg:width="1.6cm" svg:height="0.8cm" svg:x="13.116cm" svg:y="7.947cm">
          <text:p text:style-name="P1"><text:span text:style-name="T4">payload</text:span></text:p>
          <text:p text:style-name="P1"><text:span text:style-name="T4">Length 2 (4)</text:span></text:p>
        </draw:rect>
        <draw:rect draw:style-name="gr8" draw:text-style-name="P5" draw:layer="layout" svg:width="0.4cm" svg:height="0.8cm" svg:x="12.684cm" svg:y="7.947cm">
          <text:p text:style-name="P1"><text:span text:style-name="T4">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Discher</meta:initial-creator>
    <meta:creation-date>2015-07-04T18:15:03</meta:creation-date>
    <dc:date>2015-07-06T21:53:04</dc:date>
    <dc:creator>David Discher</dc:creator>
    <meta:editing-duration>P1DT22H45M27S</meta:editing-duration>
    <meta:editing-cycles>9</meta:editing-cycles>
    <meta:generator>OpenOffice/4.1.1$Unix OpenOffice.org_project/411m6$Build-9775</meta:generator>
    <meta:document-statistic meta:object-count="47"/>
  </office:meta>
</office:document-meta>
</file>